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Énfasis" style:family="text">
      <style:text-properties style:font-name="Calibri" style:font-name-complex="Calibri" fo:font-style="normal" style:font-style-asian="normal" fo:font-size="14pt" style:font-size-asian="14pt" style:font-size-complex="14pt" fo:background-color="#FFFF00" fo:language="en" fo:country="US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/>
    </style:style>
    <style:style style:name="P7" style:parent-style-name="Standard" style:family="paragraph">
      <style:text-properties style:font-name="Calibri" style:font-name-complex="Calibri" fo:font-weight="bold" style:font-weight-asian="bold"/>
    </style:style>
    <style:style style:name="P8" style:parent-style-name="Standard" style:family="paragraph">
      <style:text-properties style:font-name="Calibri" style:font-name-complex="Calibri" fo:font-weight="bold" style:font-weight-asian="bold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 fo:font-weight="bold" style:font-weight-asian="bold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font-weight="bold" style:font-weight-asian="bold"/>
    </style:style>
    <style:style style:name="P13" style:parent-style-name="Standard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 fo:font-weight="bold" style:font-weight-asian="bold"/>
    </style:style>
    <style:style style:name="T17" style:parent-style-name="Fuentedepárrafopredeter." style:family="text">
      <style:text-properties style:font-name="Calibri" style:font-name-complex="Calibri" fo:background-color="#FFFF00"/>
    </style:style>
    <style:style style:name="T18" style:parent-style-name="Fuentedepárrafopredeter." style:family="text">
      <style:text-properties style:font-name="Calibri" style:font-name-complex="Calibri" fo:background-color="#FFFF00"/>
    </style:style>
    <style:style style:name="P19" style:parent-style-name="Standard" style:family="paragraph">
      <style:text-properties style:font-name="Calibri" style:font-name-complex="Calibri" fo:font-weight="bold" style:font-weight-asian="bold"/>
    </style:style>
    <style:style style:name="P20" style:parent-style-name="Standard" style:family="paragraph">
      <style:text-properties style:font-name="Calibri" style:font-name-complex="Calibri" fo:font-weight="bold" style:font-weight-asian="bold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 fo:font-weight="bold" style:font-weight-asian="bold"/>
    </style:style>
    <style:style style:name="P23" style:parent-style-name="Standard" style:family="paragraph">
      <style:text-properties style:font-name="Calibri" style:font-name-complex="Calibri" fo:font-weight="bold" style:font-weight-asian="bold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 fo:font-weight="bold" style:font-weight-asian="bold"/>
    </style:style>
    <style:style style:name="P26" style:parent-style-name="Standard" style:family="paragraph">
      <style:text-properties style:font-name="Calibri" style:font-name-complex="Calibri" fo:font-weight="bold" style:font-weight-asian="bold"/>
    </style:style>
    <style:style style:name="P27" style:parent-style-name="Standard" style:family="paragraph">
      <style:text-properties style:font-name="Calibri" style:font-name-complex="Calibri" fo:font-weight="bold" style:font-weight-asian="bold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 fo:font-weight="bold" style:font-weight-asian="bold"/>
    </style:style>
    <style:style style:name="P30" style:parent-style-name="Standard" style:family="paragraph">
      <style:text-properties style:font-name="Calibri" style:font-name-complex="Calibri" fo:font-weight="bold" style:font-weight-asian="bold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 fo:font-weight="bold" style:font-weight-asian="bold"/>
    </style:style>
    <style:style style:name="P33" style:parent-style-name="Standard" style:family="paragraph">
      <style:text-properties style:font-name="Calibri" style:font-name-complex="Calibri" fo:font-weight="bold" style:font-weight-asian="bold"/>
    </style:style>
    <style:style style:name="P34" style:parent-style-name="Standard" style:family="paragraph">
      <style:text-properties style:font-name="Calibri" style:font-name-complex="Calibri" fo:font-weight="bold" style:font-weight-asian="bold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weight="bold" style:font-weight-asian="bold"/>
    </style:style>
    <style:style style:name="P37" style:parent-style-name="Standard" style:family="paragraph">
      <style:text-properties style:font-name="Calibri" style:font-name-complex="Calibri" fo:font-weight="bold" style:font-weight-asian="bold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 fo:font-weight="bold" style:font-weight-asian="bold"/>
    </style:style>
    <style:style style:name="P40" style:parent-style-name="Standard" style:family="paragraph">
      <style:text-properties style:font-name="Calibri" style:font-name-complex="Calibri" fo:font-weight="bold" style:font-weight-asian="bold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 fo:font-weight="bold" style:font-weight-asian="bold"/>
    </style:style>
    <style:style style:name="P43" style:parent-style-name="Standard" style:family="paragraph">
      <style:text-properties style:font-name="Calibri" style:font-name-complex="Calibri" fo:font-weight="bold" style:font-weight-asian="bold"/>
    </style:style>
    <style:style style:name="P44" style:parent-style-name="Standard" style:family="paragraph">
      <style:text-properties style:font-name="Calibri" style:font-name-complex="Calibri" fo:font-weight="bold" style:font-weight-asian="bold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Actividad U10A1</text:span></text:p>
      <text:p text:style-name="P3">Nombre:</text:p>
      <text:p text:style-name="P4"/>
      <text:p text:style-name="P5">1.- Crear los usuarios (boy , girl , Juan y Lolo) con contraseña</text:p>
      <text:p text:style-name="P6">#<text:s/>adduser boy</text:p>
      <text:p text:style-name="P7">#<text:s/>adduser girl</text:p>
      <text:p text:style-name="P8"># adduser Juan</text:p>
      <text:p text:style-name="P9"># adduser Lolo</text:p>
      <text:p text:style-name="P10"/>
      <text:p text:style-name="P11">2.- Inhabilitar el usuario Juan .</text:p>
      <text:p text:style-name="P12">#<text:s/>passwd -l Juan</text:p>
      <text:p text:style-name="P13"/>
      <text:p text:style-name="P14">3.- Quitar la contraseña a boy .</text:p>
      <text:p text:style-name="P15">#<text:s/>passwrd -d boy</text:p>
      <text:p text:style-name="P16"/>
      <text:p text:style-name="Standard"><text:span text:style-name="T17">4.- Indicar el<text:s/></text:span><text:span text:style-name="T18">registro que ha generado el usuario girl <text:s/>en /etc/passwd</text:span></text:p>
      <text:p text:style-name="P19"># cat /etc/passwd |grep “girl”</text:p>
      <text:p text:style-name="P20"/>
      <text:p text:style-name="P21">5.- Eliminar a Lolo</text:p>
      <text:p text:style-name="P22">#<text:s/>userdel Lolo</text:p>
      <text:p text:style-name="P23"/>
      <text:p text:style-name="P24">6.- Coloca al usuario Juan en el grupo de boy sin utilizar comandos.</text:p>
      <text:p text:style-name="P25">#<text:s/>nano /etc/group -&gt; cambiar el grupo a boy</text:p>
      <text:p text:style-name="P26"># nano /etc/passwd -&gt; cambiar el numero de grupo al de boy</text:p>
      <text:p text:style-name="P27"/>
      <text:p text:style-name="P28">7.- Coloca una nueva contraseña para boy siendo dicho usuario</text:p>
      <text:p text:style-name="P29">Boy$<text:s/>passwd</text:p>
      <text:p text:style-name="P30"/>
      <text:p text:style-name="P31">8.- Indica cual es el<text:s/>identificador (UID) y el del grupo (GID) del usuario girl</text:p>
      <text:p text:style-name="P32">Para ver el UID -&gt; Id -u girl</text:p>
      <text:p text:style-name="P33">Para ver el GID -&gt; Id -g girl</text:p>
      <text:p text:style-name="P34"/>
      <text:p text:style-name="P35">9.- Devolver al usuario Juan a su grupo utilizando comando .</text:p>
      <text:p text:style-name="P36">#<text:s/>usermod juan -g juan<text:s/></text:p>
      <text:p text:style-name="P37"/>
      <text:p text:style-name="P38">10.- Indica cómo puedes cambiar la ruta de trabajo del usuario Juan, manipulando los ficheros .</text:p>
      <text:p text:style-name="P39">Ir a /etc/passwd y cambiar el grupo, automáticamente cambia la ruta de trabajo</text:p>
      <text:p text:style-name="P40"/>
      <text:p text:style-name="P41">11.- Eliminar el usuario Juan y su<text:s/>ruta de trabajo.</text:p>
      <text:p text:style-name="P42">#<text:s/>userdel Juan</text:p>
      <text:p text:style-name="P43"># rm -rf /home/Juan</text:p>
      <text:p text:style-name="P44"/>
      <text:p text:style-name="P45">12.- Comprime el contenido del subdirectorio /tmp y almacénalo en la ruta de pepe como copiatmp</text:p>
      <text:p text:style-name="P46">#</text:p>
      <text:p text:style-name="P47">13.- Descomprime el fichero anterior copiatmp en la ruta pepe.</text:p>
      <text:p text:style-name="P48">#</text:p>
      <text:p text:style-name="P49">14.- Comprime de la ruta de pepe los ficheros f1 y f2</text:p>
      <text:p text:style-name="P50">#</text:p>
      <text:soft-page-break/>
      <text:p text:style-name="P51">15.- Realizar <text:s/>una<text:s/>copia de seguridad del sub. /tmp <text:s/>y dejarla en el sub. de root.</text:p>
      <text:p text:style-name="P52">#</text:p>
      <text:p text:style-name="P53"/>
      <text:p text:style-name="P54">16.- Clona la primera partición del segundo disco en la segunda partición del tercer disco.(crea 2 disco de 4 Gb y cada uno con dos particiones de <text:s/>2 Gb)</text:p>
      <text:p text:style-name="P55"/>
      <text:p text:style-name="P56">17.- Guardar en el fichero “Paquetes” el nombre de los paquetes instalados en tu equipo.</text:p>
      <text:p text:style-name="P57"/>
      <text:p text:style-name="P58">18.-Instala un juego.</text:p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iliano Montesdeoca del Puerto</dc:creator>
    <meta:creation-date>2016-04-28T08:41:00Z</meta:creation-date>
    <dc:date>2017-05-15T12:33:00Z</dc:date>
    <meta:template xlink:href="Normal.dotm" xlink:type="simple"/>
    <meta:editing-cycles>7</meta:editing-cycles>
    <meta:editing-duration>PT840S</meta:editing-duration>
    <meta:document-statistic meta:page-count="2" meta:paragraph-count="3" meta:word-count="262" meta:character-count="1705" meta:row-count="12" meta:non-whitespace-character-count="1446"/>
  </office:meta>
</office:document-meta>
</file>